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0.995cm" style:rel-column-width="2353*"/>
    </style:style>
    <style:style style:name="Tableau2.B" style:family="table-column">
      <style:table-column-properties style:column-width="7.311cm" style:rel-column-width="17297*"/>
    </style:style>
    <style:style style:name="Tableau2.C" style:family="table-column">
      <style:table-column-properties style:column-width="4.323cm" style:rel-column-width="10228*"/>
    </style:style>
    <style:style style:name="Tableau2.D" style:family="table-column">
      <style:table-column-properties style:column-width="2.674cm" style:rel-column-width="6326*"/>
    </style:style>
    <style:style style:name="Tableau2.E" style:family="table-column">
      <style:table-column-properties style:column-width="2.847cm" style:rel-column-width="6735*"/>
    </style:style>
    <style:style style:name="Tableau2.F" style:family="table-column">
      <style:table-column-properties style:column-width="1.138cm" style:rel-column-width="2691*"/>
    </style:style>
    <style:style style:name="Tableau2.G" style:family="table-column">
      <style:table-column-properties style:column-width="0.997cm" style:rel-column-width="2357*"/>
    </style:style>
    <style:style style:name="Tableau2.H" style:family="table-column">
      <style:table-column-properties style:column-width="0.739cm" style:rel-column-width="1748*"/>
    </style:style>
    <style:style style:name="Tableau2.I" style:family="table-column">
      <style:table-column-properties style:column-width="3.156cm" style:rel-column-width="7465*"/>
    </style:style>
    <style:style style:name="Tableau2.J" style:family="table-column">
      <style:table-column-properties style:column-width="3.522cm" style:rel-column-width="83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4c4c4c" fo:padding="0cm" fo:border="0.55pt solid #4c4c4c">
        <style:background-image/>
      </style:table-cell-properties>
    </style:style>
    <style:style style:name="Tableau2.A2" style:family="table-cell">
      <style:table-cell-properties fo:padding="0cm" fo:border-left="0.55pt solid #4c4c4c" fo:border-right="none" fo:border-top="none" fo:border-bottom="0.55pt solid #4c4c4c"/>
    </style:style>
    <style:style style:name="Tableau2.B2" style:family="table-cell">
      <style:table-cell-properties fo:padding="0cm" fo:border-left="0.55pt solid #4c4c4c" fo:border-right="none" fo:border-top="none" fo:border-bottom="0.55pt solid #4c4c4c"/>
    </style:style>
    <style:style style:name="Tableau2.F2" style:family="table-cell">
      <style:table-cell-properties fo:padding="0cm" fo:border-left="0.55pt solid #4c4c4c" fo:border-right="none" fo:border-top="none" fo:border-bottom="0.55pt solid #4c4c4c"/>
    </style:style>
    <style:style style:name="Tableau2.J2" style:family="table-cell">
      <style:table-cell-properties fo:padding="0cm" fo:border-left="0.55pt solid #4c4c4c" fo:border-right="0.55pt solid #4c4c4c" fo:border-top="none" fo:border-bottom="0.55pt solid #4c4c4c"/>
    </style:style>
    <style:style style:name="Tableau2.A3" style:family="table-cell">
      <style:table-cell-properties style:vertical-align="middle"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.J3" style:family="table-cell">
      <style:table-cell-properties style:vertical-align="middle" fo:background-color="#e6e6e6" fo:padding="0cm" fo:border-left="0.55pt solid #4c4c4c" fo:border-right="0.55pt solid #4c4c4c" fo:border-top="none" fo:border-bottom="0.55pt solid #4c4c4c">
        <style:background-image/>
      </style:table-cell-properties>
    </style:style>
    <style:style style:name="Tableau2.A5" style:family="table-cell">
      <style:table-cell-properties fo:padding="0cm" fo:border-left="0.55pt solid #4c4c4c" fo:border-right="0.55pt solid #4c4c4c" fo:border-top="none" fo:border-bottom="0.55pt solid #4c4c4c"/>
    </style:style>
    <style:style style:name="Tableau7" style:family="table">
      <style:table-properties style:width="27.7cm" table:align="margins"/>
    </style:style>
    <style:style style:name="Tableau7.A" style:family="table-column">
      <style:table-column-properties style:column-width="27.7cm" style:rel-column-width="65535*"/>
    </style:style>
    <style:style style:name="Tableau7.A1" style:family="table-cell">
      <style:table-cell-properties fo:background-color="transparent" fo:padding="0cm" fo:border="0.05pt solid #000000">
        <style:background-image/>
      </style:table-cell-properties>
    </style:style>
    <style:style style:name="Tableau7.A2" style:family="table-cell">
      <style:table-cell-properties fo:padding="0cm" fo:border-left="0.05pt solid #000000" fo:border-right="0.05pt solid #000000" fo:border-top="none" fo:border-bottom="0.05pt solid #000000"/>
    </style:style>
    <style:style style:name="Tableau8" style:family="table">
      <style:table-properties style:width="27.7cm" table:align="margins"/>
    </style:style>
    <style:style style:name="Tableau8.A" style:family="table-column">
      <style:table-column-properties style:column-width="27.7cm" style:rel-column-width="65535*"/>
    </style:style>
    <style:style style:name="Tableau8.A1" style:family="table-cell">
      <style:table-cell-properties fo:padding="0cm" fo:border="0.05pt solid #000000"/>
    </style:style>
    <style:style style:name="Tableau8.A2" style:family="table-cell">
      <style:table-cell-properties fo:padding="0cm" fo:border-left="0.05pt solid #000000" fo:border-right="0.05pt solid #000000" fo:border-top="none" fo:border-bottom="0.05pt solid #000000"/>
    </style:style>
    <style:style style:name="Tableau9" style:family="table">
      <style:table-properties style:width="27.7cm" table:align="margins"/>
    </style:style>
    <style:style style:name="Tableau9.A" style:family="table-column">
      <style:table-column-properties style:column-width="1.194cm" style:rel-column-width="2825*"/>
    </style:style>
    <style:style style:name="Tableau9.B" style:family="table-column">
      <style:table-column-properties style:column-width="14.141cm" style:rel-column-width="33456*"/>
    </style:style>
    <style:style style:name="Tableau9.C" style:family="table-column">
      <style:table-column-properties style:column-width="1.849cm" style:rel-column-width="4373*"/>
    </style:style>
    <style:style style:name="Tableau9.D" style:family="table-column">
      <style:table-column-properties style:column-width="10.516cm" style:rel-column-width="24881*"/>
    </style:style>
    <style:style style:name="Tableau9.1" style:family="table-row">
      <style:table-row-properties fo:background-color="#b3b3b3">
        <style:background-image/>
      </style:table-row-properties>
    </style:style>
    <style:style style:name="Tableau9.A1" style:family="table-cell">
      <style:table-cell-properties fo:padding="0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cm" fo:border="0.05pt solid #000000"/>
    </style:style>
    <style:style style:name="Tableau9.A2" style:family="table-cell">
      <style:table-cell-properties fo:padding="0cm" fo:border-left="0.05pt solid #000000" fo:border-right="0.05pt solid #000000" fo:border-top="none" fo:border-bottom="0.05pt solid #000000"/>
    </style:style>
    <style:style style:name="Tableau10" style:family="table">
      <style:table-properties style:width="27.7cm" table:align="margins"/>
    </style:style>
    <style:style style:name="Tableau10.A" style:family="table-column">
      <style:table-column-properties style:column-width="1.023cm" style:rel-column-width="2420*"/>
    </style:style>
    <style:style style:name="Tableau10.B" style:family="table-column">
      <style:table-column-properties style:column-width="7.311cm" style:rel-column-width="17297*"/>
    </style:style>
    <style:style style:name="Tableau10.C" style:family="table-column">
      <style:table-column-properties style:column-width="4.295cm" style:rel-column-width="10161*"/>
    </style:style>
    <style:style style:name="Tableau10.D" style:family="table-column">
      <style:table-column-properties style:column-width="2.704cm" style:rel-column-width="6397*"/>
    </style:style>
    <style:style style:name="Tableau10.E" style:family="table-column">
      <style:table-column-properties style:column-width="2.817cm" style:rel-column-width="6664*"/>
    </style:style>
    <style:style style:name="Tableau10.F" style:family="table-column">
      <style:table-column-properties style:column-width="1.138cm" style:rel-column-width="2691*"/>
    </style:style>
    <style:style style:name="Tableau10.G" style:family="table-column">
      <style:table-column-properties style:column-width="0.997cm" style:rel-column-width="2357*"/>
    </style:style>
    <style:style style:name="Tableau10.H" style:family="table-column">
      <style:table-column-properties style:column-width="0.739cm" style:rel-column-width="1748*"/>
    </style:style>
    <style:style style:name="Tableau10.I" style:family="table-column">
      <style:table-column-properties style:column-width="3.184cm" style:rel-column-width="7532*"/>
    </style:style>
    <style:style style:name="Tableau10.J" style:family="table-column">
      <style:table-column-properties style:column-width="3.494cm" style:rel-column-width="8268*"/>
    </style:style>
    <style:style style:name="Tableau10.1" style:family="table-row">
      <style:table-row-properties fo:background-color="#ffcc99">
        <style:background-image/>
      </style:table-row-properties>
    </style:style>
    <style:style style:name="Tableau10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0.J1" style:family="table-cell">
      <style:table-cell-properties fo:padding="0cm" fo:border="0.05pt solid #000000"/>
    </style:style>
    <style:style style:name="Tableau10.A2" style:family="table-cell">
      <style:table-cell-properties fo:padding="0cm" fo:border-left="0.05pt solid #000000" fo:border-right="none" fo:border-top="none" fo:border-bottom="0.05pt solid #000000"/>
    </style:style>
    <style:style style:name="Tableau10.J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a-oo-valeur">
      <style:paragraph-properties fo:text-align="center" style:justify-single-word="false"/>
    </style:style>
    <style:style style:name="P2" style:family="paragraph" style:parent-style-name="fa-attr-valeur">
      <style:paragraph-properties fo:text-align="center" style:justify-single-word="false"/>
    </style:style>
    <style:style style:name="P3" style:family="paragraph" style:parent-style-name="fa-petits-intitulés">
      <style:text-properties fo:font-variant="small-caps" style:font-size-asian="10.5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 table:style-name="Tableau2.1">
          <table:table-cell table:style-name="Tableau2.A1" table:number-columns-spanned="10" office:value-type="string">
            <text:p text:style-name="fa-titre"><text:text-input text:description="">"PST %s" % self.Description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fa-grands-intitulés"/>
          </table:table-cell>
          <table:table-cell table:style-name="Tableau2.B2" table:number-columns-spanned="4" office:value-type="string">
            <text:p text:style-name="fa-grands-intitulés">Objectifs &amp; actions</text:p>
          </table:table-cell>
          <table:covered-table-cell/>
          <table:covered-table-cell/>
          <table:covered-table-cell/>
          <table:table-cell table:style-name="Tableau2.F2" table:number-columns-spanned="4" office:value-type="string">
            <text:p text:style-name="fa-grands-intitulés">Avancement</text:p>
          </table:table-cell>
          <table:covered-table-cell/>
          <table:covered-table-cell/>
          <table:covered-table-cell/>
          <table:table-cell table:style-name="Tableau2.J2" office:value-type="string">
            <text:p text:style-name="fa-grands-intitulés">Résultats</text:p>
          </table:table-cell>
        </table:table-row>
        <table:table-row>
          <table:table-cell table:style-name="Tableau2.A3" table:number-rows-spanned="2" office:value-type="string">
            <text:p text:style-name="fa-intitulés"/>
          </table:table-cell>
          <table:table-cell table:style-name="Tableau2.A3" table:number-rows-spanned="2" office:value-type="string">
            <text:p text:style-name="fa-intitulés">Intitulé</text:p>
          </table:table-cell>
          <table:table-cell table:style-name="Tableau2.A3" table:number-rows-spanned="2" office:value-type="string">
            <text:p text:style-name="fa-intitulés">Indicateurs</text:p>
          </table:table-cell>
          <table:table-cell table:style-name="Tableau2.A3" table:number-rows-spanned="2" office:value-type="string">
            <text:p text:style-name="fa-intitulés">Pilote</text:p>
          </table:table-cell>
          <table:table-cell table:style-name="Tableau2.A3" table:number-rows-spanned="2" office:value-type="string">
            <text:p text:style-name="fa-intitulés">Échéance</text:p>
          </table:table-cell>
          <table:table-cell table:style-name="Tableau2.A3" table:number-columns-spanned="3" office:value-type="string">
            <text:p text:style-name="fa-intitulés">Statut</text:p>
          </table:table-cell>
          <table:covered-table-cell/>
          <table:covered-table-cell/>
          <table:table-cell table:style-name="Tableau2.A3" table:number-rows-spanned="2" office:value-type="string">
            <text:p text:style-name="fa-intitulés">Indice de santé</text:p>
          </table:table-cell>
          <table:table-cell table:style-name="Tableau2.J3" table:number-rows-spanned="2" office:value-type="string">
            <text:p text:style-name="fa-intitulés">Résultat attein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">A progr.</text:p>
          </table:table-cell>
          <table:table-cell table:style-name="Tableau2.A3" office:value-type="string">
            <text:p text:style-name="P3">En cours</text:p>
          </table:table-cell>
          <table:table-cell table:style-name="Tableau2.A3" office:value-type="string">
            <text:p text:style-name="P3">Fin.</text:p>
          </table:table-cell>
          <table:covered-table-cell/>
          <table:covered-table-cell/>
        </table:table-row>
        <table:table-row>
          <table:table-cell table:style-name="Tableau2.A5" table:number-columns-spanned="10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fa-volet"><office:annotation><dc:creator>sge </dc:creator><dc:date>2013-06-25T09:01:52</dc:date><text:p text:style-name="P4"><text:span text:style-name="T1">do table for section in sorted(view.getStrategicObjectives().items())</text:span></text:p></office:annotation><text:text-input text:description="">section[0]</text:text-input></text:p>
                </table:table-cell>
              </table:table-row>
              <table:table-row>
                <table:table-cell table:style-name="Tableau7.A2" office:value-type="string"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fa-domaine"><office:annotation><dc:creator>sge </dc:creator><dc:date>2013-06-25T09:06:56</dc:date><text:p text:style-name="P4"><text:span text:style-name="T1">do table for domain in sorted(section[1].items())</text:span></text:p></office:annotation><text:text-input text:description="">domain[0]</text:text-input></text:p>
                      </table:table-cell>
                    </table:table-row>
                    <table:table-row>
                      <table:table-cell table:style-name="Tableau8.A2" office:value-type="string">
                        <table:table table:name="Tableau9" table:style-name="Tableau9">
                          <table:table-column table:style-name="Tableau9.A"/>
                          <table:table-column table:style-name="Tableau9.B"/>
                          <table:table-column table:style-name="Tableau9.C"/>
                          <table:table-column table:style-name="Tableau9.D"/>
                          <table:table-row table:style-name="Tableau9.1">
                            <table:table-cell table:style-name="Tableau9.A1" office:value-type="string">
                              <text:p text:style-name="fa-os"><office:annotation><dc:creator>sge </dc:creator><dc:date>2013-06-25T09:09:13</dc:date><text:p text:style-name="P4"><text:span text:style-name="T1">do table for so in domain[1]</text:span></text:p></office:annotation>O.S.</text:p>
                            </table:table-cell>
                            <table:table-cell table:style-name="Tableau9.A1" office:value-type="string">
                              <text:p text:style-name="fa-os"><text:text-input text:description="">so.Title()</text:text-input></text:p>
                            </table:table-cell>
                            <table:table-cell table:style-name="Tableau9.A1" office:value-type="string">
                              <text:p text:style-name="fa-os"/>
                            </table:table-cell>
                            <table:table-cell table:style-name="Tableau9.D1" office:value-type="string">
                              <text:p text:style-name="fa-os"/>
                            </table:table-cell>
                          </table:table-row>
                          <table:table-row>
                            <table:table-cell table:style-name="Tableau9.A2" table:number-columns-spanned="4" office:value-type="string">
                              <table:table table:name="Tableau10" table:style-name="Tableau10">
                                <table:table-column table:style-name="Tableau10.A"/>
                                <table:table-column table:style-name="Tableau10.B"/>
                                <table:table-column table:style-name="Tableau10.C"/>
                                <table:table-column table:style-name="Tableau10.D"/>
                                <table:table-column table:style-name="Tableau10.E"/>
                                <table:table-column table:style-name="Tableau10.F"/>
                                <table:table-column table:style-name="Tableau10.G"/>
                                <table:table-column table:style-name="Tableau10.H"/>
                                <table:table-column table:style-name="Tableau10.I"/>
                                <table:table-column table:style-name="Tableau10.J"/>
                                <table:table-row table:style-name="Tableau10.1">
                                  <table:table-cell table:style-name="Tableau10.A1" office:value-type="string">
                                    <text:p text:style-name="fa-oo-libellé"><office:annotation><dc:creator>sge </dc:creator><dc:date>2013-06-25T09:39:40</dc:date><text:p text:style-name="P4"><text:span text:style-name="T1">do table for oo in view.getObjectDGM(so).getOperationalObjectives()</text:span></text:p></office:annotation>O.O.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Title()</text:text-input></text:p>
                                  </table:table-cell>
                                  <table:table-cell table:style-name="Tableau10.A1" office:value-type="string">
                                    <text:p text:style-name="fa-oo-valeur"><office:annotation><dc:creator>sge </dc:creator><dc:date>2013-06-25T09:49:58</dc:date><text:p text:style-name="P4"><text:span text:style-name="T1">do text</text:span></text:p><text:p text:style-name="P4"><text:span text:style-name="T1">from xhtml(view</text:span><text:span text:style-name="T1">.getObjectDGM(oo)</text:span><text:span text:style-name="T1">.formatResultIndicator())</text:span></text:p></office:annotation>result indicator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view.vocValues('imio.project.core.content.project.manager_vocabulary', 'manager', sep=', ', obj=oo)</text:text-input>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planned_end_date.strftime('%m/%Y')</text:text-input></text:p>
                                  </table:table-cell>
                                  <table:table-cell table:style-name="Tableau10.A1" office:value-type="string">
                                    <text:p text:style-name="P1"><office:annotation><dc:creator>sge </dc:creator><dc:date>2013-06-25T09:54:42</dc:date><text:p text:style-name="P4"><text:span text:style-name="T2">do text if view.getState(obj=oo) == 'to_be_schedul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1"><office:annotation><dc:creator>sge </dc:creator><dc:date>2013-06-25T11:09:52</dc:date><text:p text:style-name="P4"><text:span text:style-name="T1">do text if view.getState(obj=oo) == 'ongoing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1"><office:annotation><dc:creator>sge </dc:creator><dc:date>2013-06-25T11:10:39</dc:date><text:p text:style-name="P4"><text:span text:style-name="T1">do text if view.getState(obj=oo) == 'terminat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fa-oo-valeur"/>
                                  </table:table-cell>
                                  <table:table-cell table:style-name="Tableau10.J1" office:value-type="string">
                                    <text:p text:style-name="fa-oo-valeur"/>
                                  </table:table-cell>
                                </table:table-row>
                                <table:table-row>
                                  <table:table-cell table:style-name="Tableau10.A2" office:value-type="string">
                                    <text:p text:style-name="fa-attr-valeur"><office:annotation><dc:creator>sge </dc:creator><dc:date>2013-06-25T11:23:38</dc:date><text:p text:style-name="P4"><text:span text:style-name="T1">do row for action in view.getObjectDGM(oo).getActions()</text:span></text:p></office:annotation>Action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Title()</text:text-input></text:p>
                                  </table:table-cell>
                                  <table:table-cell table:style-name="Tableau10.A2" office:value-type="string">
                                    <text:p text:style-name="fa-attr-valeur"/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view.vocValues('imio.project.core.content.project.manager_vocabulary', 'manager', sep=', ', obj=action)</text:text-input>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planned_end_date.strftime('%m/%Y')</text:text-input></text:p>
                                  </table:table-cell>
                                  <table:table-cell table:style-name="Tableau10.A2" office:value-type="string">
                                    <text:p text:style-name="P2"><office:annotation><dc:creator>sge </dc:creator><dc:date>2013-06-25T09:54:42</dc:date><text:p text:style-name="P4"><text:span text:style-name="T2">do text if view.getState(obj=action) == 'to_be_schedul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2"><office:annotation><dc:creator>sge </dc:creator><dc:date>2013-06-25T11:09:52</dc:date><text:p text:style-name="P4"><text:span text:style-name="T1">do text if view.getState(obj=action) == 'ongoing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2"><office:annotation><dc:creator>sge </dc:creator><dc:date>2013-06-25T11:10:39</dc:date><text:p text:style-name="P4"><text:span text:style-name="T1">do text if view.getState(obj=action) == 'terminat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fa-attr-valeur"><office:annotation><dc:creator>sge </dc:creator><dc:date>2013-06-25T11:38:03</dc:date><text:p text:style-name="P4"><text:span text:style-name="T1">do text</text:span></text:p><text:p text:style-name="P4"><text:span text:style-name="T1">from xhtml(view.getObjectDGM(action).formatHealthIndicator())</text:span></text:p></office:annotation>champ health_indicator_details</text:p>
                                  </table:table-cell>
                                  <table:table-cell table:style-name="Tableau10.J2" office:value-type="string">
                                    <text:p text:style-name="fa-attr-valeur"/>
                                  </table:table-cell>
                                </table:table-row>
                              </table:table>
                              <text:p text:style-name="Table_20_Contents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 style:vertical-align="auto">
        <style:tab-stops/>
        <style:background-image/>
      </style:paragraph-properties>
      <style:text-properties style:font-name="Lohit Bengali" fo:font-size="9pt" fo:font-weight="bold" style:font-size-asian="10.5pt"/>
    </style:style>
    <style:style style:name="fa-grands-intitulés" style:family="paragraph" style:parent-style-name="Table_20_Contents" style:class="extra">
      <style:paragraph-properties fo:text-align="center" style:justify-single-word="false" fo:background-color="#b3b3b3">
        <style:background-image/>
      </style:paragraph-properties>
      <style:text-properties fo:color="#ffffff" style:font-size-asian="10.5pt"/>
    </style:style>
    <style:style style:name="fa-petits-intitulés" style:family="paragraph" style:parent-style-name="fa-intitulés" style:class="extra">
      <style:text-properties fo:color="#333333" fo:font-size="9pt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5T12:53:33</dc:date>
    <dc:creator>sge </dc:creator>
    <meta:editing-duration>PT12H35M36S</meta:editing-duration>
    <meta:editing-cycles>88</meta:editing-cycles>
    <meta:generator>LibreOffice/3.5$Linux_X86_64 LibreOffice_project/350m1$Build-2</meta:generator>
    <meta:document-statistic meta:table-count="5" meta:image-count="0" meta:object-count="0" meta:page-count="1" meta:paragraph-count="34" meta:word-count="67" meta:character-count="569" meta:non-whitespace-character-count="549"/>
  </office:meta>
</office:document-meta>
</file>